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1.89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datastre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_output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ed M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_F_exp64</text:p>
          </table:table-cell>
          <table:table-cell office:value-type="string" calcext:value-type="string">
            <text:p>9_F.v1.l0.ds1.l_combo0.ds_combo1.idays60.odays1</text:p>
          </table:table-cell>
          <table:table-cell office:value-type="float" office:value="0.00640275375917554" calcext:value-type="float">
            <text:p>0.006402753759176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209" calcext:value-type="float">
            <text:p>209</text:p>
          </table:table-cell>
          <table:table-cell table:formula="of:=[.F2]/[.G2]" office:value-type="float" office:value="0.430622009569378" calcext:value-type="float">
            <text:p>0.430622009569378</text:p>
          </table:table-cell>
          <table:table-cell table:formula="of:=[.D2]*[.H2]" office:value-type="float" office:value="0.00275716669055406" calcext:value-type="float">
            <text:p>0.0027571666905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_AA_exp8</text:p>
          </table:table-cell>
          <table:table-cell office:value-type="string" calcext:value-type="string">
            <text:p>9_AA.v1.l0.ds1.l_combo0.ds_combo2.idays60.odays1</text:p>
          </table:table-cell>
          <table:table-cell office:value-type="float" office:value="0.00203358288854361" calcext:value-type="float">
            <text:p>0.00203358288854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3]/[.G3]" office:value-type="float" office:value="0.0717703349282297" calcext:value-type="float">
            <text:p>0.07177033492823</text:p>
          </table:table-cell>
          <table:table-cell table:formula="of:=[.D3]*[.H3]" office:value-type="float" office:value="0.000145950925015091" calcext:value-type="float">
            <text:p>0.000145950925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_Q_exp8</text:p>
          </table:table-cell>
          <table:table-cell office:value-type="string" calcext:value-type="string">
            <text:p>9_Q.v1.l0.ds1.l_combo0.ds_combo3.idays30.odays1</text:p>
          </table:table-cell>
          <table:table-cell office:value-type="float" office:value="0.0118497749790549" calcext:value-type="float">
            <text:p>0.011849774979055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209" calcext:value-type="float">
            <text:p>209</text:p>
          </table:table-cell>
          <table:table-cell table:formula="of:=[.F4]/[.G4]" office:value-type="float" office:value="0.363636363636364" calcext:value-type="float">
            <text:p>0.363636363636364</text:p>
          </table:table-cell>
          <table:table-cell table:formula="of:=[.D4]*[.H4]" office:value-type="float" office:value="0.0043090090832927" calcext:value-type="float">
            <text:p>0.0043090090832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_AA_exp32</text:p>
          </table:table-cell>
          <table:table-cell office:value-type="string" calcext:value-type="string">
            <text:p>9_AA.v1.l0.ds1.l_combo0.ds_combo4.idays30.odays1</text:p>
          </table:table-cell>
          <table:table-cell office:value-type="float" office:value="0.0311650261282921" calcext:value-type="float">
            <text:p>0.03116502612829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table:formula="of:=[.F5]/[.G5]" office:value-type="float" office:value="0.133971291866029" calcext:value-type="float">
            <text:p>0.133971291866029</text:p>
          </table:table-cell>
          <table:table-cell table:formula="of:=[.D5]*[.H5]" office:value-type="float" office:value="0.00417521881144583" calcext:value-type="float">
            <text:p>0.00417521881144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formula="of:=SUM([.F2:.F5])" office:value-type="float" office:value="209" calcext:value-type="float">
            <text:p>209</text:p>
          </table:table-cell>
          <table:table-cell table:number-columns-repeated="2"/>
          <table:table-cell table:formula="of:=SUM([.I2:.I5])" office:value-type="float" office:value="0.0113873455103077" calcext:value-type="float">
            <text:p>0.01138734551030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MIN([.D2:.D5])" office:value-type="float" office:value="0.00203358288854361" calcext:value-type="float">
            <text:p>0.002033582888544</text:p>
          </table:table-cell>
          <table:table-cell table:formula="of:=MAX([.D2:.D5])" office:value-type="float" office:value="0.0311650261282921" calcext:value-type="float">
            <text:p>0.03116502612829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5:45:45.803865498</dc:date>
    <meta:editing-duration>PT2M37S</meta:editing-duration>
    <meta:editing-cycles>1</meta:editing-cycles>
    <meta:document-statistic meta:table-count="1" meta:cell-count="51" meta:object-count="0"/>
    <meta:generator>LibreOffice/6.0.7.3$Linux_X86_64 LibreOffice_project/00m0$Build-3</meta:generator>
  </office:meta>
</office:document-meta>
</file>